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63mm"/>
    </style:style>
    <style:style style:name="co2" style:family="table-column">
      <style:table-column-properties fo:break-before="auto" style:column-width="55.39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26.1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9.99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5" style:family="table-cell" style:parent-style-name="Excel_20_Built-in_20_Comma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7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7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7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</style:style>
    <style:style style:name="ce21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border-right="0.74pt solid #000000" style:rotation-align="none" fo:border-top="0.74pt solid #000000"/>
    </style:style>
    <style:style style:name="ce22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07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</style:style>
    <style:style style:name="ce27" style:family="table-cell" style:parent-style-name="Default" style:data-style-name="N4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</style:style>
    <style:style style:name="ce28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07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2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4">
      <style:table-cell-properties style:rotation-align="none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07">
      <style:table-cell-properties fo:background-color="#ffff00" style:diagonal-bl-tr="none" style:diagonal-tl-br="none" fo:border="0.74pt solid #000000" style:rotation-align="none"/>
    </style:style>
    <style:style style:name="ce37" style:family="table-cell" style:parent-style-name="Default" style:data-style-name="N4">
      <style:table-cell-properties fo:background-color="#ffff00" style:diagonal-bl-tr="none" style:diagonal-tl-br="none" fo:border="0.74pt solid #000000" style:rotation-align="none"/>
    </style:style>
    <style:style style:name="ce38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number-columns-repeated="3" table:default-cell-style-name="Default"/>
        <table:table-column table:style-name="co5" table:default-cell-style-name="ce12"/>
        <table:table-column table:style-name="co3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USD Conversão</text:p>
          </table:table-cell>
          <table:table-cell table:style-name="ce3" table:number-columns-repeated="2"/>
          <table:table-cell table:style-name="ce3" office:value-type="float" office:value="5.6491" calcext:value-type="float">
            <text:p>5,64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II</text:p>
          </table:table-cell>
          <table:table-cell table:style-name="ce11" office:value-type="percentage" office:value="0.18" calcext:value-type="percentage">
            <text:p>18,00%</text:p>
          </table:table-cell>
          <table:table-cell table:style-name="ce11" office:value-type="percentage" office:value="-0.02" calcext:value-type="percentage">
            <text:p>-2,00%</text:p>
          </table:table-cell>
          <table:table-cell table:style-name="ce11" table:formula="of:=[.D3]+[.E3]" office:value-type="percentage" office:value="0.16" calcext:value-type="percentage">
            <text:p>16,0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PIS</text:p>
          </table:table-cell>
          <table:table-cell table:style-name="ce11" office:value-type="percentage" office:value="0.021" calcext:value-type="percentage">
            <text:p>2,10%</text:p>
          </table:table-cell>
          <table:table-cell table:style-name="ce11"/>
          <table:table-cell table:style-name="ce11" table:formula="of:=[.D4]+[.E4]" office:value-type="percentage" office:value="0.021" calcext:value-type="percentage">
            <text:p>2,1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Cofins</text:p>
          </table:table-cell>
          <table:table-cell table:style-name="ce11" office:value-type="percentage" office:value="0.0965" calcext:value-type="percentage">
            <text:p>9,65%</text:p>
          </table:table-cell>
          <table:table-cell table:style-name="ce11"/>
          <table:table-cell table:style-name="ce11" table:formula="of:=[.D5]+[.E5]" office:value-type="percentage" office:value="0.0965" calcext:value-type="percentage">
            <text:p>9,6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ICMS</text:p>
          </table:table-cell>
          <table:table-cell table:style-name="ce11" office:value-type="percentage" office:value="0.18" calcext:value-type="percentage">
            <text:p>18,00%</text:p>
          </table:table-cell>
          <table:table-cell table:style-name="ce11" office:value-type="percentage" office:value="-0.12" calcext:value-type="percentage">
            <text:p>-12,00%</text:p>
          </table:table-cell>
          <table:table-cell table:style-name="ce11" office:value-type="percentage" office:value="0.06" calcext:value-type="percentage">
            <text:p>6,00%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IPI</text:p>
          </table:table-cell>
          <table:table-cell table:number-columns-repeated="2" table:style-name="ce11" office:value-type="percentage" office:value="0" calcext:value-type="percentage">
            <text:p>0,00%</text:p>
          </table:table-cell>
          <table:table-cell table:style-name="ce13" office:value-type="percentage" office:value="0" calcext:value-type="percentage">
            <text:p>0,00%</text:p>
          </table:table-cell>
          <table:table-cell table:style-name="ce17" table:number-columns-spanned="2" table:number-rows-spanned="1"/>
          <table:covered-table-cell table:style-name="ce23"/>
          <table:table-cell table:number-columns-repeated="5"/>
          <table:table-cell table:style-name="ce17" table:number-columns-spanned="4" table:number-rows-spanned="1"/>
          <table:covered-table-cell table:number-columns-repeated="3" table:style-name="ce23"/>
          <table:table-cell table:number-columns-repeated="1007"/>
        </table:table-row>
        <table:table-row table:style-name="ro1">
          <table:table-cell table:style-name="ce1" table:number-columns-repeated="2"/>
          <table:table-cell table:style-name="ce10"/>
          <table:table-cell table:style-name="ce2" table:number-columns-repeated="2"/>
          <table:table-cell table:style-name="ce14"/>
          <table:table-cell table:style-name="ce18" office:value-type="string" calcext:value-type="string" table:number-columns-spanned="2" table:number-rows-spanned="1">
            <text:p>Valor Aduaneiro</text:p>
          </table:table-cell>
          <table:covered-table-cell table:style-name="ce24"/>
          <table:table-cell table:style-name="ce30"/>
          <table:table-cell table:style-name="ce2" table:number-columns-repeated="3"/>
          <table:table-cell table:style-name="ce2" office:value-type="string" calcext:value-type="string">
            <text:p>Valor</text:p>
          </table:table-cell>
          <table:table-cell table:style-name="ce35" office:value-type="string" calcext:value-type="string" table:number-columns-spanned="4" table:number-rows-spanned="1">
            <text:p>Impostos de destaque</text:p>
          </table:table-cell>
          <table:covered-table-cell table:number-columns-repeated="3" table:style-name="ce35"/>
          <table:table-cell table:style-name="ce38" office:value-type="string" office:string-value="Vlr NF-e" calcext:value-type="string" table:number-columns-spanned="1" table:number-rows-spanned="2">
            <text:p><text:s/>Vlr NF-e </text:p>
          </table:table-cell>
          <table:table-cell table:style-name="ce23"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 calcext:value-type="string" table:number-columns-spanned="2" table:number-rows-spanned="1">
            <text:p>Quantidade</text:p>
          </table:table-cell>
          <table:covered-table-cell table:style-name="ce2"/>
          <table:table-cell table:style-name="ce2" office:value-type="string" calcext:value-type="string">
            <text:p>VUCV</text:p>
          </table:table-cell>
          <table:table-cell table:style-name="ce14" office:value-type="string" office:string-value="FOB - USD" calcext:value-type="string">
            <text:p><text:s/>FOB - USD </text:p>
          </table:table-cell>
          <table:table-cell table:style-name="ce19" office:value-type="string" calcext:value-type="string">
            <text:p>FOB - R$</text:p>
          </table:table-cell>
          <table:table-cell table:style-name="ce25" office:value-type="string" calcext:value-type="string">
            <text:p>Frete/THC</text:p>
          </table:table-cell>
          <table:table-cell table:style-name="ce30" office:value-type="string" calcext:value-type="string">
            <text:p>II</text:p>
          </table:table-cell>
          <table:table-cell table:style-name="ce2" office:value-type="string" calcext:value-type="string">
            <text:p>Siscome/MM</text:p>
          </table:table-cell>
          <table:table-cell table:style-name="ce2" office:value-type="string" calcext:value-type="string">
            <text:p>Outras Taxas</text:p>
          </table:table-cell>
          <table:table-cell table:style-name="ce2" office:value-type="string" calcext:value-type="string">
            <text:p>CMV</text:p>
          </table:table-cell>
          <table:table-cell table:style-name="ce2" office:value-type="string" calcext:value-type="string">
            <text:p>Unitário</text:p>
          </table:table-cell>
          <table:table-cell table:style-name="ce35" office:value-type="string" calcext:value-type="string">
            <text:p>IPI</text:p>
          </table:table-cell>
          <table:table-cell table:style-name="ce35" office:value-type="string" calcext:value-type="string">
            <text:p>PIS </text:p>
          </table:table-cell>
          <table:table-cell table:style-name="ce35" office:value-type="string" calcext:value-type="string">
            <text:p>Cofins</text:p>
          </table:table-cell>
          <table:table-cell table:style-name="ce35" office:value-type="string" calcext:value-type="string">
            <text:p>ICMS</text:p>
          </table:table-cell>
          <table:covered-table-cell table:style-name="ce38"/>
          <table:table-cell table:style-name="ce23" table:number-columns-repeated="1006"/>
        </table:table-row>
        <table:table-row table:style-name="ro1">
          <table:table-cell table:style-name="ce3" office:value-type="string" calcext:value-type="string">
            <text:p>[MSJ600913] PISO VINÍLICO MADERO</text:p>
          </table:table-cell>
          <table:table-cell table:style-name="ce3" office:value-type="string" calcext:value-type="string">
            <text:p>PISO VINÍLICO MADERO</text:p>
          </table:table-cell>
          <table:table-cell table:style-name="ce3" office:value-type="float" office:value="975.57" calcext:value-type="float">
            <text:p>975,57</text:p>
          </table:table-cell>
          <table:table-cell table:style-name="ce2" office:value-type="string" calcext:value-type="string">
            <text:p>M2</text:p>
          </table:table-cell>
          <table:table-cell table:style-name="ce3" office:value-type="float" office:value="5.6376477" calcext:value-type="float">
            <text:p>5,6376477</text:p>
          </table:table-cell>
          <table:table-cell table:style-name="ce15" table:formula="of:=[.C10]*[.E10]" office:value-type="float" office:value="5499.919966689" calcext:value-type="float">
            <text:p><text:s/>5.499,92 </text:p>
          </table:table-cell>
          <table:table-cell table:style-name="ce20" table:formula="of:=[.F$2]*[.F10]" office:value-type="float" office:value="31069.5978838228" calcext:value-type="float">
            <text:p><text:s/>31.069,60 </text:p>
          </table:table-cell>
          <table:table-cell table:style-name="ce26" table:formula="of:=([.B$19]+[.B$20])/[.C$17]*[.C10]" office:value-type="float" office:value="2100.23572536594" calcext:value-type="float">
            <text:p><text:s/>2.100,24 </text:p>
          </table:table-cell>
          <table:table-cell table:style-name="ce31" table:formula="of:=[.H$21]/[.C$17]*[.C10]" office:value-type="float" office:value="5053.37610163604" calcext:value-type="float">
            <text:p><text:s/>5.053,38 </text:p>
          </table:table-cell>
          <table:table-cell table:style-name="ce8" table:formula="of:=([.B$21]+[.B$22])/[.C$17]*[.C10]" office:value-type="float" office:value="578.496214425316" calcext:value-type="float">
            <text:p><text:s/>578,50 </text:p>
          </table:table-cell>
          <table:table-cell table:style-name="ce8" table:formula="of:=[.B$23]/[.C$17]*[.C10]" office:value-type="float" office:value="955.234421283536" calcext:value-type="float">
            <text:p><text:s/>955,23 </text:p>
          </table:table-cell>
          <table:table-cell table:style-name="ce8" table:formula="of:=SUM([.G10:.K10])" office:value-type="float" office:value="39756.9403465337" calcext:value-type="float">
            <text:p><text:s/>39.756,94 </text:p>
          </table:table-cell>
          <table:table-cell table:style-name="ce8" table:formula="of:=[.L10]/[.C10]" office:value-type="float" office:value="40.7525245205712" calcext:value-type="float">
            <text:p><text:s/>40,75 </text:p>
          </table:table-cell>
          <table:table-cell table:style-name="ce36" table:formula="of:=[.H$22]/[.C$17]*[.C10]" office:value-type="float" office:value="0" calcext:value-type="float">
            <text:p><text:s/>- <text:s text:c="2"/></text:p>
          </table:table-cell>
          <table:table-cell table:style-name="ce37" table:formula="of:=[.H$23]/[.C$17]*[.C10]" office:value-type="float" office:value="663.255613339731" calcext:value-type="float">
            <text:p>663,26</text:p>
          </table:table-cell>
          <table:table-cell table:style-name="ce36" table:formula="of:=[.H$24]/[.C$17]*[.C10]" office:value-type="float" office:value="3047.81746129924" calcext:value-type="float">
            <text:p><text:s/>3.047,82 </text:p>
          </table:table-cell>
          <table:table-cell table:style-name="ce37" table:formula="of:=[.H$25]/[.C$17]*[.C10]" office:value-type="float" office:value="2994.62531897016" calcext:value-type="float">
            <text:p>2.994,63</text:p>
          </table:table-cell>
          <table:table-cell table:style-name="ce7" table:formula="of:=[.L10]+[.N10]+[.O10]+[.P10]+[.Q10]" office:value-type="float" office:value="46462.6387401428" calcext:value-type="float">
            <text:p><text:s/>46.462,64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[MSW6045] PISO VINÍLICO AURORA</text:p>
          </table:table-cell>
          <table:table-cell table:style-name="ce3" office:value-type="string" calcext:value-type="string">
            <text:p>PISO VINÍLICO AURORA</text:p>
          </table:table-cell>
          <table:table-cell table:style-name="ce3" office:value-type="float" office:value="484.53" calcext:value-type="float">
            <text:p>484,53</text:p>
          </table:table-cell>
          <table:table-cell table:style-name="ce2" office:value-type="string" calcext:value-type="string">
            <text:p>M2</text:p>
          </table:table-cell>
          <table:table-cell table:style-name="ce3" office:value-type="float" office:value="5.8825872" calcext:value-type="float">
            <text:p>5,8825872</text:p>
          </table:table-cell>
          <table:table-cell table:style-name="ce15" table:formula="of:=[.C11]*[.E11]" office:value-type="float" office:value="2850.289976016" calcext:value-type="float">
            <text:p><text:s/>2.850,29 </text:p>
          </table:table-cell>
          <table:table-cell table:style-name="ce20" table:formula="of:=[.F$2]*[.F11]" office:value-type="float" office:value="16101.573103512" calcext:value-type="float">
            <text:p><text:s/>16.101,57 </text:p>
          </table:table-cell>
          <table:table-cell table:style-name="ce26" table:formula="of:=([.B$19]+[.B$20])/[.C$17]*[.C11]" office:value-type="float" office:value="1043.11040316078" calcext:value-type="float">
            <text:p><text:s/>1.043,11 </text:p>
          </table:table-cell>
          <table:table-cell table:style-name="ce31" table:formula="of:=[.H$21]/[.C$17]*[.C11]" office:value-type="float" office:value="2509.82740605565" calcext:value-type="float">
            <text:p><text:s/>2.509,83 </text:p>
          </table:table-cell>
          <table:table-cell table:style-name="ce8" table:formula="of:=([.B$21]+[.B$22])/[.C$17]*[.C11]" office:value-type="float" office:value="287.317948251277" calcext:value-type="float">
            <text:p><text:s/>287,32 </text:p>
          </table:table-cell>
          <table:table-cell table:style-name="ce8" table:formula="of:=[.B$23]/[.C$17]*[.C11]" office:value-type="float" office:value="474.430060523091" calcext:value-type="float">
            <text:p><text:s/>474,43 </text:p>
          </table:table-cell>
          <table:table-cell table:style-name="ce8" table:formula="of:=SUM([.G11:.K11])" office:value-type="float" office:value="20416.2589215028" calcext:value-type="float">
            <text:p><text:s/>20.416,26 </text:p>
          </table:table-cell>
          <table:table-cell table:style-name="ce8" table:formula="of:=[.L11]/[.C11]" office:value-type="float" office:value="42.1362122500212" calcext:value-type="float">
            <text:p><text:s/>42,14 </text:p>
          </table:table-cell>
          <table:table-cell table:style-name="ce36" table:formula="of:=[.H$22]/[.C$17]*[.C11]" office:value-type="float" office:value="0" calcext:value-type="float">
            <text:p><text:s/>- <text:s text:c="2"/></text:p>
          </table:table-cell>
          <table:table-cell table:style-name="ce37" table:formula="of:=[.H$23]/[.C$17]*[.C11]" office:value-type="float" office:value="329.414847044804" calcext:value-type="float">
            <text:p>329,41</text:p>
          </table:table-cell>
          <table:table-cell table:style-name="ce36" table:formula="of:=[.H$24]/[.C$17]*[.C11]" office:value-type="float" office:value="1513.73965427731" calcext:value-type="float">
            <text:p><text:s/>1.513,74 </text:p>
          </table:table-cell>
          <table:table-cell table:style-name="ce37" table:formula="of:=[.H$25]/[.C$17]*[.C11]" office:value-type="float" office:value="1487.3210592788" calcext:value-type="float">
            <text:p>1.487,32</text:p>
          </table:table-cell>
          <table:table-cell table:style-name="ce7" table:formula="of:=[.L11]+[.N11]+[.O11]+[.P11]+[.Q11]" office:value-type="float" office:value="23746.7344821037" calcext:value-type="float">
            <text:p><text:s/>23.746,73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[YDM1022] PISO VINÍLICO ALEGRO</text:p>
          </table:table-cell>
          <table:table-cell table:style-name="ce3" office:value-type="string" calcext:value-type="string">
            <text:p>PISO VINÍLICO ALEGRO</text:p>
          </table:table-cell>
          <table:table-cell table:style-name="ce3" office:value-type="float" office:value="731.68" calcext:value-type="float">
            <text:p>731,68</text:p>
          </table:table-cell>
          <table:table-cell table:style-name="ce2" office:value-type="string" calcext:value-type="string">
            <text:p>M2</text:p>
          </table:table-cell>
          <table:table-cell table:style-name="ce3" office:value-type="float" office:value="5.6351274" calcext:value-type="float">
            <text:p>5,6351274</text:p>
          </table:table-cell>
          <table:table-cell table:style-name="ce15" table:formula="of:=[.C12]*[.E12]" office:value-type="float" office:value="4123.110016032" calcext:value-type="float">
            <text:p><text:s/>4.123,11 </text:p>
          </table:table-cell>
          <table:table-cell table:style-name="ce20" table:formula="of:=[.F$2]*[.F12]" office:value-type="float" office:value="23291.8607915664" calcext:value-type="float">
            <text:p><text:s/>23.291,86 </text:p>
          </table:table-cell>
          <table:table-cell table:style-name="ce26" table:formula="of:=([.B$19]+[.B$20])/[.C$17]*[.C12]" office:value-type="float" office:value="1575.18217609782" calcext:value-type="float">
            <text:p><text:s/>1.575,18 </text:p>
          </table:table-cell>
          <table:table-cell table:style-name="ce31" table:formula="of:=[.H$21]/[.C$17]*[.C12]" office:value-type="float" office:value="3790.045026031" calcext:value-type="float">
            <text:p><text:s/>3.790,05 </text:p>
          </table:table-cell>
          <table:table-cell table:style-name="ce8" table:formula="of:=([.B$21]+[.B$22])/[.C$17]*[.C12]" office:value-type="float" office:value="433.873643275946" calcext:value-type="float">
            <text:p><text:s/>433,87 </text:p>
          </table:table-cell>
          <table:table-cell table:style-name="ce8" table:formula="of:=[.B$23]/[.C$17]*[.C12]" office:value-type="float" office:value="716.428263850608" calcext:value-type="float">
            <text:p><text:s/>716,43 </text:p>
          </table:table-cell>
          <table:table-cell table:style-name="ce8" table:formula="of:=SUM([.G12:.K12])" office:value-type="float" office:value="29807.3899008217" calcext:value-type="float">
            <text:p><text:s/>29.807,39 </text:p>
          </table:table-cell>
          <table:table-cell table:style-name="ce8" table:formula="of:=[.L12]/[.C12]" office:value-type="float" office:value="40.7382870938412" calcext:value-type="float">
            <text:p><text:s/>40,74 </text:p>
          </table:table-cell>
          <table:table-cell table:style-name="ce36" table:formula="of:=[.H$22]/[.C$17]*[.C12]" office:value-type="float" office:value="0" calcext:value-type="float">
            <text:p><text:s/>- <text:s text:c="2"/></text:p>
          </table:table-cell>
          <table:table-cell table:style-name="ce37" table:formula="of:=[.H$23]/[.C$17]*[.C12]" office:value-type="float" office:value="497.443409666568" calcext:value-type="float">
            <text:p>497,44</text:p>
          </table:table-cell>
          <table:table-cell table:style-name="ce36" table:formula="of:=[.H$24]/[.C$17]*[.C12]" office:value-type="float" office:value="2285.87090632494" calcext:value-type="float">
            <text:p><text:s/>2.285,87 </text:p>
          </table:table-cell>
          <table:table-cell table:style-name="ce37" table:formula="of:=[.H$25]/[.C$17]*[.C12]" office:value-type="float" office:value="2245.97666326772" calcext:value-type="float">
            <text:p>2.245,98</text:p>
          </table:table-cell>
          <table:table-cell table:style-name="ce7" table:formula="of:=[.L12]+[.N12]+[.O12]+[.P12]+[.Q12]" office:value-type="float" office:value="34836.680880081" calcext:value-type="float">
            <text:p><text:s/>34.836,68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[LS1055] PISO VINÍLICO LUNA</text:p>
          </table:table-cell>
          <table:table-cell table:style-name="ce3" office:value-type="string" calcext:value-type="string">
            <text:p>PISO VINÍLICO LUNA</text:p>
          </table:table-cell>
          <table:table-cell table:style-name="ce3" office:value-type="float" office:value="845.5" calcext:value-type="float">
            <text:p>845,5</text:p>
          </table:table-cell>
          <table:table-cell table:style-name="ce2" office:value-type="string" calcext:value-type="string">
            <text:p>M2</text:p>
          </table:table-cell>
          <table:table-cell table:style-name="ce3" office:value-type="float" office:value="5.7126671" calcext:value-type="float">
            <text:p>5,7126671</text:p>
          </table:table-cell>
          <table:table-cell table:style-name="ce15" table:formula="of:=[.C13]*[.E13]" office:value-type="float" office:value="4830.06003305" calcext:value-type="float">
            <text:p><text:s/>4.830,06 </text:p>
          </table:table-cell>
          <table:table-cell table:style-name="ce20" table:formula="of:=[.F$2]*[.F13]" office:value-type="float" office:value="27285.4921327028" calcext:value-type="float">
            <text:p><text:s/>27.285,49 </text:p>
          </table:table-cell>
          <table:table-cell table:style-name="ce26" table:formula="of:=([.B$19]+[.B$20])/[.C$17]*[.C13]" office:value-type="float" office:value="1820.21721229323" calcext:value-type="float">
            <text:p><text:s/>1.820,22 </text:p>
          </table:table-cell>
          <table:table-cell table:style-name="ce31" table:formula="of:=[.H$21]/[.C$17]*[.C13]" office:value-type="float" office:value="4379.62370094742" calcext:value-type="float">
            <text:p><text:s/>4.379,62 </text:p>
          </table:table-cell>
          <table:table-cell table:style-name="ce8" table:formula="of:=([.B$21]+[.B$22])/[.C$17]*[.C13]" office:value-type="float" office:value="501.366943731976" calcext:value-type="float">
            <text:p><text:s/>501,37 </text:p>
          </table:table-cell>
          <table:table-cell table:style-name="ce8" table:formula="of:=[.B$23]/[.C$17]*[.C13]" office:value-type="float" office:value="827.875706710159" calcext:value-type="float">
            <text:p><text:s/>827,88 </text:p>
          </table:table-cell>
          <table:table-cell table:style-name="ce8" table:formula="of:=SUM([.G13:.K13])" office:value-type="float" office:value="34814.5756963855" calcext:value-type="float">
            <text:p><text:s/>34.814,58 </text:p>
          </table:table-cell>
          <table:table-cell table:style-name="ce8" table:formula="of:=[.L13]/[.C13]" office:value-type="float" office:value="41.1763166131112" calcext:value-type="float">
            <text:p><text:s/>41,18 </text:p>
          </table:table-cell>
          <table:table-cell table:style-name="ce36" table:formula="of:=[.H$22]/[.C$17]*[.C13]" office:value-type="float" office:value="0" calcext:value-type="float">
            <text:p><text:s/>- <text:s text:c="2"/></text:p>
          </table:table-cell>
          <table:table-cell table:style-name="ce37" table:formula="of:=[.H$23]/[.C$17]*[.C13]" office:value-type="float" office:value="574.825610749349" calcext:value-type="float">
            <text:p>574,83</text:p>
          </table:table-cell>
          <table:table-cell table:style-name="ce36" table:formula="of:=[.H$24]/[.C$17]*[.C13]" office:value-type="float" office:value="2641.46054463391" calcext:value-type="float">
            <text:p><text:s/>2.641,46 </text:p>
          </table:table-cell>
          <table:table-cell table:style-name="ce37" table:formula="of:=[.H$25]/[.C$17]*[.C13]" office:value-type="float" office:value="2595.36036080371" calcext:value-type="float">
            <text:p>2.595,36</text:p>
          </table:table-cell>
          <table:table-cell table:style-name="ce7" table:formula="of:=[.L13]+[.N13]+[.O13]+[.P13]+[.Q13]" office:value-type="float" office:value="40626.2222125725" calcext:value-type="float">
            <text:p><text:s/>40.626,22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[YDM108] PISO VINÍLICO ONIX</text:p>
          </table:table-cell>
          <table:table-cell table:style-name="ce3" office:value-type="string" calcext:value-type="string">
            <text:p>PISO VINÍLICO ONIX</text:p>
          </table:table-cell>
          <table:table-cell table:style-name="ce3" office:value-type="float" office:value="377.22" calcext:value-type="float">
            <text:p>377,22</text:p>
          </table:table-cell>
          <table:table-cell table:style-name="ce2" office:value-type="string" calcext:value-type="string">
            <text:p>M2</text:p>
          </table:table-cell>
          <table:table-cell table:style-name="ce3" office:value-type="float" office:value="5.7805525" calcext:value-type="float">
            <text:p>5,7805525</text:p>
          </table:table-cell>
          <table:table-cell table:style-name="ce15" table:formula="of:=[.C14]*[.E14]" office:value-type="float" office:value="2180.54001405" calcext:value-type="float">
            <text:p><text:s/>2.180,54 </text:p>
          </table:table-cell>
          <table:table-cell table:style-name="ce20" table:formula="of:=[.F$2]*[.F14]" office:value-type="float" office:value="12318.0885933699" calcext:value-type="float">
            <text:p><text:s/>12.318,09 </text:p>
          </table:table-cell>
          <table:table-cell table:style-name="ce26" table:formula="of:=([.B$19]+[.B$20])/[.C$17]*[.C14]" office:value-type="float" office:value="812.090286009759" calcext:value-type="float">
            <text:p><text:s/>812,09 </text:p>
          </table:table-cell>
          <table:table-cell table:style-name="ce31" table:formula="of:=[.H$21]/[.C$17]*[.C14]" office:value-type="float" office:value="1953.97002066397" calcext:value-type="float">
            <text:p><text:s/>1.953,97 </text:p>
          </table:table-cell>
          <table:table-cell table:style-name="ce8" table:formula="of:=([.B$21]+[.B$22])/[.C$17]*[.C14]" office:value-type="float" office:value="223.684965718008" calcext:value-type="float">
            <text:p><text:s/>223,68 </text:p>
          </table:table-cell>
          <table:table-cell table:style-name="ce8" table:formula="of:=[.B$23]/[.C$17]*[.C14]" office:value-type="float" office:value="369.356917900894" calcext:value-type="float">
            <text:p><text:s/>369,36 </text:p>
          </table:table-cell>
          <table:table-cell table:style-name="ce8" table:formula="of:=SUM([.G14:.K14])" office:value-type="float" office:value="15677.1907836625" calcext:value-type="float">
            <text:p><text:s/>15.677,19 </text:p>
          </table:table-cell>
          <table:table-cell table:style-name="ce8" table:formula="of:=[.L14]/[.C14]" office:value-type="float" office:value="41.5598080262512" calcext:value-type="float">
            <text:p><text:s/>41,56 </text:p>
          </table:table-cell>
          <table:table-cell table:style-name="ce36" table:formula="of:=[.H$22]/[.C$17]*[.C14]" office:value-type="float" office:value="0" calcext:value-type="float">
            <text:p><text:s/>- <text:s text:c="2"/></text:p>
          </table:table-cell>
          <table:table-cell table:style-name="ce37" table:formula="of:=[.H$23]/[.C$17]*[.C14]" office:value-type="float" office:value="256.458565212146" calcext:value-type="float">
            <text:p>256,46</text:p>
          </table:table-cell>
          <table:table-cell table:style-name="ce36" table:formula="of:=[.H$24]/[.C$17]*[.C14]" office:value-type="float" office:value="1178.48816871296" calcext:value-type="float">
            <text:p><text:s/>1.178,49 </text:p>
          </table:table-cell>
          <table:table-cell table:style-name="ce37" table:formula="of:=[.H$25]/[.C$17]*[.C14]" office:value-type="float" office:value="1157.92056215538" calcext:value-type="float">
            <text:p>1.157,92</text:p>
          </table:table-cell>
          <table:table-cell table:style-name="ce7" table:formula="of:=[.L14]+[.N14]+[.O14]+[.P14]+[.Q14]" office:value-type="float" office:value="18270.058079743" calcext:value-type="float">
            <text:p><text:s/>18.270,06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[JC65813] PISO VINÍLICO CAPRI</text:p>
          </table:table-cell>
          <table:table-cell table:style-name="ce3" office:value-type="string" calcext:value-type="string">
            <text:p>PISO VINÍLICO CAPRI</text:p>
          </table:table-cell>
          <table:table-cell table:style-name="ce3" office:value-type="float" office:value="487.78" calcext:value-type="float">
            <text:p>487,78</text:p>
          </table:table-cell>
          <table:table-cell table:style-name="ce2" office:value-type="string" calcext:value-type="string">
            <text:p>M2</text:p>
          </table:table-cell>
          <table:table-cell table:style-name="ce3" office:value-type="float" office:value="5.637644" calcext:value-type="float">
            <text:p>5,637644</text:p>
          </table:table-cell>
          <table:table-cell table:style-name="ce15" table:formula="of:=[.C15]*[.E15]" office:value-type="float" office:value="2749.92999032" calcext:value-type="float">
            <text:p><text:s/>2.749,93 </text:p>
          </table:table-cell>
          <table:table-cell table:style-name="ce20" table:formula="of:=[.F$2]*[.F15]" office:value-type="float" office:value="15534.6295083167" calcext:value-type="float">
            <text:p><text:s/>15.534,63 </text:p>
          </table:table-cell>
          <table:table-cell table:style-name="ce26" table:formula="of:=([.B$19]+[.B$20])/[.C$17]*[.C15]" office:value-type="float" office:value="1050.10709853624" calcext:value-type="float">
            <text:p><text:s/>1.050,11 </text:p>
          </table:table-cell>
          <table:table-cell table:style-name="ce31" table:formula="of:=[.H$21]/[.C$17]*[.C15]" office:value-type="float" office:value="2526.66215121009" calcext:value-type="float">
            <text:p><text:s/>2.526,66 </text:p>
          </table:table-cell>
          <table:table-cell table:style-name="ce8" table:formula="of:=([.B$21]+[.B$22])/[.C$17]*[.C15]" office:value-type="float" office:value="289.245142298739" calcext:value-type="float">
            <text:p><text:s/>289,25 </text:p>
          </table:table-cell>
          <table:table-cell table:style-name="ce8" table:formula="of:=[.B$23]/[.C$17]*[.C15]" office:value-type="float" office:value="477.612314865856" calcext:value-type="float">
            <text:p><text:s/>477,61 </text:p>
          </table:table-cell>
          <table:table-cell table:style-name="ce8" table:formula="of:=SUM([.G15:.K15])" office:value-type="float" office:value="19878.2562152276" calcext:value-type="float">
            <text:p><text:s/>19.878,26 </text:p>
          </table:table-cell>
          <table:table-cell table:style-name="ce8" table:formula="of:=[.L15]/[.C15]" office:value-type="float" office:value="40.7525036189012" calcext:value-type="float">
            <text:p><text:s/>40,75 </text:p>
          </table:table-cell>
          <table:table-cell table:style-name="ce36" table:formula="of:=[.H$22]/[.C$17]*[.C15]" office:value-type="float" office:value="0" calcext:value-type="float">
            <text:p><text:s/>- <text:s text:c="2"/></text:p>
          </table:table-cell>
          <table:table-cell table:style-name="ce37" table:formula="of:=[.H$23]/[.C$17]*[.C15]" office:value-type="float" office:value="331.624407346324" calcext:value-type="float">
            <text:p>331,62</text:p>
          </table:table-cell>
          <table:table-cell table:style-name="ce36" table:formula="of:=[.H$24]/[.C$17]*[.C15]" office:value-type="float" office:value="1523.89310994859" calcext:value-type="float">
            <text:p><text:s/>1.523,89 </text:p>
          </table:table-cell>
          <table:table-cell table:style-name="ce37" table:formula="of:=[.H$25]/[.C$17]*[.C15]" office:value-type="float" office:value="1497.29731140489" calcext:value-type="float">
            <text:p>1.497,30</text:p>
          </table:table-cell>
          <table:table-cell table:style-name="ce7" table:formula="of:=[.L15]+[.N15]+[.O15]+[.P15]+[.Q15]" office:value-type="float" office:value="23231.0710439274" calcext:value-type="float">
            <text:p><text:s/>23.231,07 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[FC190052] PISO VINÍLICO CANELA</text:p>
          </table:table-cell>
          <table:table-cell table:style-name="ce3" office:value-type="string" calcext:value-type="string">
            <text:p>PISO VINÍLICO CANELA</text:p>
          </table:table-cell>
          <table:table-cell table:style-name="ce3" office:value-type="float" office:value="487.78" calcext:value-type="float">
            <text:p>487,78</text:p>
          </table:table-cell>
          <table:table-cell table:style-name="ce2" office:value-type="string" calcext:value-type="string">
            <text:p>M2</text:p>
          </table:table-cell>
          <table:table-cell table:style-name="ce3" office:value-type="float" office:value="5.6377055" calcext:value-type="float">
            <text:p>5,6377055</text:p>
          </table:table-cell>
          <table:table-cell table:style-name="ce15" table:formula="of:=[.C16]*[.E16]" office:value-type="float" office:value="2749.95998879" calcext:value-type="float">
            <text:p><text:s/>2.749,96 </text:p>
          </table:table-cell>
          <table:table-cell table:style-name="ce20" table:formula="of:=[.F$2]*[.F16]" office:value-type="float" office:value="15534.7989726736" calcext:value-type="float">
            <text:p><text:s/>15.534,80 </text:p>
          </table:table-cell>
          <table:table-cell table:style-name="ce26" table:formula="of:=([.B$19]+[.B$20])/[.C$17]*[.C16]" office:value-type="float" office:value="1050.10709853624" calcext:value-type="float">
            <text:p><text:s/>1.050,11 </text:p>
          </table:table-cell>
          <table:table-cell table:style-name="ce31" table:formula="of:=[.H$21]/[.C$17]*[.C16]" office:value-type="float" office:value="2526.66215121009" calcext:value-type="float">
            <text:p><text:s/>2.526,66 </text:p>
          </table:table-cell>
          <table:table-cell table:style-name="ce8" table:formula="of:=([.B$21]+[.B$22])/[.C$17]*[.C16]" office:value-type="float" office:value="289.245142298739" calcext:value-type="float">
            <text:p><text:s/>289,25 </text:p>
          </table:table-cell>
          <table:table-cell table:style-name="ce8" table:formula="of:=[.B$23]/[.C$17]*[.C16]" office:value-type="float" office:value="477.612314865856" calcext:value-type="float">
            <text:p><text:s/>477,61 </text:p>
          </table:table-cell>
          <table:table-cell table:style-name="ce8" table:formula="of:=SUM([.G16:.K16])" office:value-type="float" office:value="19878.4256795845" calcext:value-type="float">
            <text:p><text:s/>19.878,43 </text:p>
          </table:table-cell>
          <table:table-cell table:style-name="ce8" table:formula="of:=[.L16]/[.C16]" office:value-type="float" office:value="40.7528510385512" calcext:value-type="float">
            <text:p><text:s/>40,75 </text:p>
          </table:table-cell>
          <table:table-cell table:style-name="ce36" table:formula="of:=[.H$22]/[.C$17]*[.C16]" office:value-type="float" office:value="0" calcext:value-type="float">
            <text:p><text:s/>- <text:s text:c="2"/></text:p>
          </table:table-cell>
          <table:table-cell table:style-name="ce37" table:formula="of:=[.H$23]/[.C$17]*[.C16]" office:value-type="float" office:value="331.624407346324" calcext:value-type="float">
            <text:p>331,62</text:p>
          </table:table-cell>
          <table:table-cell table:style-name="ce36" table:formula="of:=[.H$24]/[.C$17]*[.C16]" office:value-type="float" office:value="1523.89310994859" calcext:value-type="float">
            <text:p><text:s/>1.523,89 </text:p>
          </table:table-cell>
          <table:table-cell table:style-name="ce37" table:formula="of:=[.H$25]/[.C$17]*[.C16]" office:value-type="float" office:value="1497.29731140489" calcext:value-type="float">
            <text:p>1.497,30</text:p>
          </table:table-cell>
          <table:table-cell table:style-name="ce7" table:formula="of:=[.L16]+[.N16]+[.O16]+[.P16]+[.Q16]" office:value-type="float" office:value="23231.2405082843" calcext:value-type="float">
            <text:p><text:s/>23.231,24 </text:p>
          </table:table-cell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3" table:formula="of:=SUM([.C10:.C16])" office:value-type="float" office:value="4390.06" calcext:value-type="float">
            <text:p>4390,06</text:p>
          </table:table-cell>
          <table:table-cell table:style-name="ce3" table:number-columns-repeated="2"/>
          <table:table-cell table:style-name="ce15" table:formula="of:=SUM([.F10:.F16])" office:value-type="float" office:value="24983.809984947" calcext:value-type="float">
            <text:p><text:s/>24.983,81 </text:p>
          </table:table-cell>
          <table:table-cell table:style-name="ce21" table:formula="of:=SUM([.G10:.G16])" office:value-type="float" office:value="141136.040985964" calcext:value-type="float">
            <text:p>141.136,04</text:p>
          </table:table-cell>
          <table:table-cell table:style-name="ce27" table:formula="of:=SUM([.H10:.H16])" office:value-type="float" office:value="9451.05" calcext:value-type="float">
            <text:p>9.451,05</text:p>
          </table:table-cell>
          <table:table-cell table:style-name="ce32" table:formula="of:=SUM([.I10:.I16])" office:value-type="float" office:value="22740.1665577543" calcext:value-type="float">
            <text:p>22.740,17</text:p>
          </table:table-cell>
          <table:table-cell table:style-name="ce29" table:formula="of:=SUM([.J10:.J16])" office:value-type="float" office:value="2603.23" calcext:value-type="float">
            <text:p>2.603,23</text:p>
          </table:table-cell>
          <table:table-cell table:style-name="ce29" table:formula="of:=SUM([.K10:.K16])" office:value-type="float" office:value="4298.55" calcext:value-type="float">
            <text:p>4.298,55</text:p>
          </table:table-cell>
          <table:table-cell table:style-name="ce29" table:formula="of:=SUM([.L10:.L16])" office:value-type="float" office:value="180229.037543718" calcext:value-type="float">
            <text:p>180.229,04</text:p>
          </table:table-cell>
          <table:table-cell table:style-name="ce29"/>
          <table:table-cell table:style-name="ce37" table:formula="of:=SUM([.N10:.N16])" office:value-type="float" office:value="0" calcext:value-type="float">
            <text:p>0,00</text:p>
          </table:table-cell>
          <table:table-cell table:style-name="ce37" table:formula="of:=SUM([.O10:.O16])" office:value-type="float" office:value="2984.64686070525" calcext:value-type="float">
            <text:p>2.984,65</text:p>
          </table:table-cell>
          <table:table-cell table:style-name="ce37" table:formula="of:=SUM([.P10:.P16])" office:value-type="float" office:value="13715.1629551455" calcext:value-type="float">
            <text:p>13.715,16</text:p>
          </table:table-cell>
          <table:table-cell table:style-name="ce37" table:formula="of:=SUM([.Q10:.Q16])" office:value-type="float" office:value="13475.7985872855" calcext:value-type="float">
            <text:p>13.475,80</text:p>
          </table:table-cell>
          <table:table-cell table:style-name="ce29" table:formula="of:=SUM([.R10:.R16])" office:value-type="float" office:value="210404.645946855" calcext:value-type="float">
            <text:p>210.404,6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rete</text:p>
          </table:table-cell>
          <table:table-cell table:style-name="ce7" office:value-type="float" office:value="8461.05" calcext:value-type="float">
            <text:p><text:s/>8.461,05 </text:p>
          </table:table-cell>
          <table:table-cell table:number-columns-repeated="3"/>
          <table:table-cell table:style-name="ce16" office:value-type="string" office:string-value="Calculo dos Impostos" calcext:value-type="string" table:number-columns-spanned="3" table:number-rows-spanned="1">
            <text:p><text:s/>Calculo dos Impostos </text:p>
          </table:table-cell>
          <table:covered-table-cell table:style-name="ce22"/>
          <table:covered-table-cell table:style-name="ce28"/>
          <table:table-cell table:number-columns-repeated="1016"/>
        </table:table-row>
        <table:table-row table:style-name="ro1">
          <table:table-cell table:style-name="ce3" office:value-type="string" calcext:value-type="string">
            <text:p>THC </text:p>
          </table:table-cell>
          <table:table-cell table:style-name="ce7" office:value-type="float" office:value="990" calcext:value-type="float">
            <text:p><text:s/>990,00 </text:p>
          </table:table-cell>
          <table:table-cell table:number-columns-repeated="3"/>
          <table:table-cell table:style-name="ce7" office:value-type="string" office:string-value="Imposto" calcext:value-type="string">
            <text:p><text:s/>Imposto </text:p>
          </table:table-cell>
          <table:table-cell table:style-name="ce3" office:value-type="string" calcext:value-type="string">
            <text:p>BC</text:p>
          </table:table-cell>
          <table:table-cell table:style-name="ce29" office:value-type="string" calcext:value-type="string">
            <text:p>Vlr</text:p>
          </table:table-cell>
          <table:table-cell/>
          <table:table-cell table:style-name="ce2" office:value-type="string" calcext:value-type="string" table:number-columns-spanned="4" table:number-rows-spanned="1">
            <text:p>Composição da NF-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table:style-name="ce3" office:value-type="string" calcext:value-type="string">
            <text:p>Siscomex</text:p>
          </table:table-cell>
          <table:table-cell table:style-name="ce7" office:value-type="float" office:value="214.5" calcext:value-type="float">
            <text:p><text:s/>214,50 </text:p>
          </table:table-cell>
          <table:table-cell table:number-columns-repeated="3"/>
          <table:table-cell table:style-name="ce7" office:value-type="string" office:string-value="II" calcext:value-type="string">
            <text:p><text:s/>II </text:p>
          </table:table-cell>
          <table:table-cell table:style-name="ce7" table:formula="of:=[.G17]+[.H17]+[.B24]" office:value-type="float" office:value="142126.040985964" calcext:value-type="float">
            <text:p><text:s/>142.126,04 </text:p>
          </table:table-cell>
          <table:table-cell table:style-name="ce7" table:formula="of:=[.G21]*[.F3]" office:value-type="float" office:value="22740.1665577543" calcext:value-type="float">
            <text:p><text:s/>22.740,17 </text:p>
          </table:table-cell>
          <table:table-cell table:style-name="ce12"/>
          <table:table-cell table:style-name="ce3" office:value-type="string" calcext:value-type="string">
            <text:p>Valor dos Produtos</text:p>
          </table:table-cell>
          <table:table-cell table:style-name="ce3" table:number-columns-repeated="2"/>
          <table:table-cell table:style-name="ce29" table:formula="of:=[.G17]+[.H17]+[.I17]" office:value-type="float" office:value="173327.257543718" calcext:value-type="float">
            <text:p>173.327,2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FRMM</text:p>
          </table:table-cell>
          <table:table-cell table:style-name="ce7" office:value-type="float" office:value="2388.73" calcext:value-type="float">
            <text:p><text:s/>2.388,73 </text:p>
          </table:table-cell>
          <table:table-cell table:number-columns-repeated="3"/>
          <table:table-cell table:style-name="ce7" office:value-type="string" office:string-value="IPI" calcext:value-type="string">
            <text:p><text:s/>IPI </text:p>
          </table:table-cell>
          <table:table-cell table:style-name="ce7" table:formula="of:=[.G21]+[.H21]" office:value-type="float" office:value="164866.207543718" calcext:value-type="float">
            <text:p><text:s/>164.866,21 </text:p>
          </table:table-cell>
          <table:table-cell table:style-name="ce7" table:formula="of:=[.G22]*[.F7]" office:value-type="float" office:value="0" calcext:value-type="float">
            <text:p><text:s/>- <text:s text:c="2"/></text:p>
          </table:table-cell>
          <table:table-cell table:style-name="ce12"/>
          <table:table-cell table:style-name="ce3" office:value-type="string" calcext:value-type="string">
            <text:p>IPI Destacado</text:p>
          </table:table-cell>
          <table:table-cell table:style-name="ce3" table:number-columns-repeated="2"/>
          <table:table-cell table:style-name="ce8" table:formula="of:=[.H22]" office:value-type="float" office:value="0" calcext:value-type="float">
            <text:p><text:s/>- <text:s text:c="2"/>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Outras Taxas</text:p>
          </table:table-cell>
          <table:table-cell table:style-name="ce7" office:value-type="float" office:value="4298.55" calcext:value-type="float">
            <text:p><text:s/>4.298,55 </text:p>
          </table:table-cell>
          <table:table-cell table:number-columns-repeated="3"/>
          <table:table-cell table:style-name="ce7" office:value-type="string" office:string-value="PIS" calcext:value-type="string">
            <text:p><text:s/>PIS </text:p>
          </table:table-cell>
          <table:table-cell table:style-name="ce7" table:formula="of:=[.G21]" office:value-type="float" office:value="142126.040985964" calcext:value-type="float">
            <text:p><text:s/>142.126,04 </text:p>
          </table:table-cell>
          <table:table-cell table:style-name="ce7" table:formula="of:=[.G23]*[.F4]" office:value-type="float" office:value="2984.64686070525" calcext:value-type="float">
            <text:p><text:s/>2.984,65 </text:p>
          </table:table-cell>
          <table:table-cell table:style-name="ce12"/>
          <table:table-cell table:style-name="ce3" office:value-type="string" calcext:value-type="string">
            <text:p>ICMS Destacado</text:p>
          </table:table-cell>
          <table:table-cell table:style-name="ce3" table:number-columns-repeated="2"/>
          <table:table-cell table:style-name="ce8" table:formula="of:=[.H25]" office:value-type="float" office:value="13475.7985872855" calcext:value-type="float">
            <text:p><text:s/>13.475,80 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justes BC Impostos</text:p>
          </table:table-cell>
          <table:table-cell table:style-name="ce7" office:value-type="float" office:value="-8461.05" calcext:value-type="float">
            <text:p>-8.461,05 </text:p>
          </table:table-cell>
          <table:table-cell table:number-columns-repeated="3"/>
          <table:table-cell table:style-name="ce7" office:value-type="string" office:string-value="Cofins" calcext:value-type="string">
            <text:p><text:s/>Cofins </text:p>
          </table:table-cell>
          <table:table-cell table:style-name="ce7" table:formula="of:=[.G23]" office:value-type="float" office:value="142126.040985964" calcext:value-type="float">
            <text:p><text:s/>142.126,04 </text:p>
          </table:table-cell>
          <table:table-cell table:style-name="ce7" table:formula="of:=[.G24]*[.F5]" office:value-type="float" office:value="13715.1629551455" calcext:value-type="float">
            <text:p><text:s/>13.715,16 </text:p>
          </table:table-cell>
          <table:table-cell table:style-name="ce12"/>
          <table:table-cell table:style-name="ce33" office:value-type="string" calcext:value-type="string">
            <text:p>Pis</text:p>
          </table:table-cell>
          <table:table-cell table:style-name="ce3" table:number-columns-repeated="2"/>
          <table:table-cell table:style-name="ce8" table:formula="of:=[.H23]" office:value-type="float" office:value="2984.64686070525" calcext:value-type="float">
            <text:p><text:s/>2.984,65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8"/>
          <table:table-cell table:number-columns-repeated="3"/>
          <table:table-cell table:style-name="ce7" office:value-type="string" office:string-value="ICMS" calcext:value-type="string">
            <text:p><text:s/>ICMS </text:p>
          </table:table-cell>
          <table:table-cell table:style-name="ce7" table:formula="of:=([.G17]+[.H17]+[.I17]+[.J17]+[.N17]+[.O17]+[.P17]+[.B24])/0.82" office:value-type="float" office:value="224596.643121426" calcext:value-type="float">
            <text:p><text:s/>224.596,64 </text:p>
          </table:table-cell>
          <table:table-cell table:style-name="ce7" table:formula="of:=[.G25]*[.F6]" office:value-type="float" office:value="13475.7985872855" calcext:value-type="float">
            <text:p><text:s/>13.475,80 </text:p>
          </table:table-cell>
          <table:table-cell table:style-name="ce12"/>
          <table:table-cell table:style-name="ce33" office:value-type="string" calcext:value-type="string">
            <text:p>Cofins</text:p>
          </table:table-cell>
          <table:table-cell table:style-name="ce3" table:number-columns-repeated="2"/>
          <table:table-cell table:style-name="ce8" table:formula="of:=[.H24]" office:value-type="float" office:value="13715.1629551455" calcext:value-type="float">
            <text:p><text:s/>13.715,16 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2"/>
          <table:table-cell table:style-name="ce33" office:value-type="string" calcext:value-type="string">
            <text:p>Despesas Acessórias</text:p>
          </table:table-cell>
          <table:table-cell table:style-name="ce3" table:number-columns-repeated="2"/>
          <table:table-cell table:style-name="ce29" table:formula="of:=[.J17]+[.K17]" office:value-type="float" office:value="6901.78" calcext:value-type="float">
            <text:p>6.901,78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2" table:number-columns-repeated="2"/>
          <table:table-cell/>
          <table:table-cell table:style-name="ce3" office:value-type="string" calcext:value-type="string">
            <text:p>Valor NF</text:p>
          </table:table-cell>
          <table:table-cell table:style-name="ce3" table:number-columns-repeated="2"/>
          <table:table-cell table:style-name="ce29" table:formula="of:=SUM([.M21:.M26])" office:value-type="float" office:value="210404.645946855" calcext:value-type="float">
            <text:p>210.404,6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ase Imposto DI</text:p>
          </table:table-cell>
          <table:table-cell table:style-name="ce4" office:value-type="string" calcext:value-type="string">
            <text:p>Ajuste BC Impostos</text:p>
          </table:table-cell>
          <table:table-cell table:number-columns-repeated="1022"/>
        </table:table-row>
        <table:table-row table:style-name="ro1">
          <table:table-cell table:style-name="ce5" office:value-type="float" office:value="142126.04" calcext:value-type="float">
            <text:p><text:s/>142.126,04 </text:p>
          </table:table-cell>
          <table:table-cell table:style-name="ce5" table:formula="of:=[.G17]+[.H17]" office:value-type="float" office:value="150587.090985964" calcext:value-type="float">
            <text:p><text:s/>150.587,09 </text:p>
          </table:table-cell>
          <table:table-cell table:number-columns-repeated="1022"/>
        </table:table-row>
        <table:table-row table:style-name="ro1">
          <table:table-cell table:style-name="ce6" table:formula="of:=[.B29]-[.A29]" office:value-type="float" office:value="8461.05098596407" calcext:value-type="float" table:number-columns-spanned="2" table:number-rows-spanned="1">
            <text:p><text:s/>8.461,05 </text:p>
          </table:table-cell>
          <table:covered-table-cell table:style-name="ce9"/>
          <table:table-cell table:number-columns-repeated="10"/>
          <table:table-cell table:style-name="ce34"/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07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lei Dos Santos</meta:initial-creator>
    <dc:creator>Arlei Dos Santos</dc:creator>
    <meta:print-date>2020-10-29T14:45:01</meta:print-date>
    <meta:creation-date>2020-10-20T18:27:53</meta:creation-date>
    <dc:date>2020-11-04T21:57:59</dc:date>
    <meta:generator>LibreOffice/6.0.7.3$Linux_X86_64 LibreOffice_project/00m0$Build-3</meta:generator>
    <meta:document-statistic meta:table-count="1" meta:cell-count="2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